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0.6417in" svg:y="0.5976in">
            <draw:object draw:notify-on-update-of-ranges="Sheet1.A4:Sheet1.A88 Sheet1.G4:Sheet1.G88 Sheet1.A4:Sheet1.A69 Sheet2.K4:Sheet2.K71 Sheet1.A4:Sheet1.A88 Sheet1.K4:Sheet1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1</text:p>
          </table:table-cell>
          <table:covered-table-cell table:number-columns-repeated="13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F4]/[.E4])" office:value-type="float" office:value="1.23381667569867" calcext:value-type="float">
            <text:p>1.2338166757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J4]/[.I4])" office:value-type="float" office:value="0.132049954766551" calcext:value-type="float">
            <text:p>0.1320499548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F5]/[.E5])" office:value-type="float" office:value="1.20103395288328" calcext:value-type="float">
            <text:p>1.2010339529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J5]/[.I5])" office:value-type="float" office:value="0.130189377311696" calcext:value-type="float">
            <text:p>0.1301893773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F6]/[.E6])" office:value-type="float" office:value="1.16613967682392" calcext:value-type="float">
            <text:p>1.1661396768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J6]/[.I6])" office:value-type="float" office:value="0.120721940864342" calcext:value-type="float">
            <text:p>0.1207219409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F7]/[.E7])" office:value-type="float" office:value="1.26589786821049" calcext:value-type="float">
            <text:p>1.2658978682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J7]/[.I7])" office:value-type="float" office:value="0.0938326069761358" calcext:value-type="float">
            <text:p>0.093832607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F8]/[.E8])" office:value-type="float" office:value="1.36175251767416" calcext:value-type="float">
            <text:p>1.3617525177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J8]/[.I8])" office:value-type="float" office:value="0.105517686581529" calcext:value-type="float">
            <text:p>0.1055176866</text:p>
          </table:table-cell>
          <table:table-cell table:number-columns-repeated="3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F9]/[.E9])" office:value-type="float" office:value="1.39907661761535" calcext:value-type="float">
            <text:p>1.3990766176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J9]/[.I9])" office:value-type="float" office:value="0.0415139284396091" calcext:value-type="float">
            <text:p>0.0415139284</text:p>
          </table:table-cell>
          <table:table-cell table:number-columns-repeated="3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F10]/[.E10])" office:value-type="float" office:value="1.40053377149854" calcext:value-type="float">
            <text:p>1.4005337715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J10]/[.I10])" office:value-type="float" office:value="0.103442848964113" calcext:value-type="float">
            <text:p>0.103442849</text:p>
          </table:table-cell>
          <table:table-cell table:number-columns-repeated="3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F11]/[.E11])" office:value-type="float" office:value="1.32116519743045" calcext:value-type="float">
            <text:p>1.3211651974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J11]/[.I11])" office:value-type="float" office:value="0.102385798541083" calcext:value-type="float">
            <text:p>0.1023857985</text:p>
          </table:table-cell>
          <table:table-cell table:number-columns-repeated="3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F12]/[.E12])" office:value-type="float" office:value="1.27389510348059" calcext:value-type="float">
            <text:p>1.2738951035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J12]/[.I12])" office:value-type="float" office:value="0.104256393750138" calcext:value-type="float">
            <text:p>0.1042563938</text:p>
          </table:table-cell>
          <table:table-cell table:number-columns-repeated="3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F13]/[.E13])" office:value-type="float" office:value="1.33058486084844" calcext:value-type="float">
            <text:p>1.3305848608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J13]/[.I13])" office:value-type="float" office:value="0.105762165517242" calcext:value-type="float">
            <text:p>0.1057621655</text:p>
          </table:table-cell>
          <table:table-cell table:number-columns-repeated="3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F14]/[.E14])" office:value-type="float" office:value="1.42554273079758" calcext:value-type="float">
            <text:p>1.4255427308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J14]/[.I14])" office:value-type="float" office:value="0.0858506403656242" calcext:value-type="float">
            <text:p>0.0858506404</text:p>
          </table:table-cell>
          <table:table-cell table:number-columns-repeated="3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F15]/[.E15])" office:value-type="float" office:value="1.4331724788177" calcext:value-type="float">
            <text:p>1.4331724788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J15]/[.I15])" office:value-type="float" office:value="0.049170209555896" calcext:value-type="float">
            <text:p>0.0491702096</text:p>
          </table:table-cell>
          <table:table-cell table:number-columns-repeated="3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F16]/[.E16])" office:value-type="float" office:value="1.46328293188478" calcext:value-type="float">
            <text:p>1.4632829319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J16]/[.I16])" office:value-type="float" office:value="0.144109309531189" calcext:value-type="float">
            <text:p>0.1441093095</text:p>
          </table:table-cell>
          <table:table-cell table:number-columns-repeated="3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F17]/[.E17])" office:value-type="float" office:value="1.49616596310623" calcext:value-type="float">
            <text:p>1.4961659631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J17]/[.I17])" office:value-type="float" office:value="0.03692821185745" calcext:value-type="float">
            <text:p>0.0369282119</text:p>
          </table:table-cell>
          <table:table-cell table:number-columns-repeated="3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F18]/[.E18])" office:value-type="float" office:value="1.53187626813902" calcext:value-type="float">
            <text:p>1.5318762681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J18]/[.I18])" office:value-type="float" office:value="0.142872804612435" calcext:value-type="float">
            <text:p>0.1428728046</text:p>
          </table:table-cell>
          <table:table-cell table:number-columns-repeated="3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F19]/[.E19])" office:value-type="float" office:value="1.47723354639502" calcext:value-type="float">
            <text:p>1.477233546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J19]/[.I19])" office:value-type="float" office:value="0.0164523344699333" calcext:value-type="float">
            <text:p>0.0164523345</text:p>
          </table:table-cell>
          <table:table-cell table:number-columns-repeated="3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F20]/[.E20])" office:value-type="float" office:value="1.36017851398933" calcext:value-type="float">
            <text:p>1.360178514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J20]/[.I20])" office:value-type="float" office:value="0.13524465525059" calcext:value-type="float">
            <text:p>0.1352446553</text:p>
          </table:table-cell>
          <table:table-cell table:number-columns-repeated="3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F21]/[.E21])" office:value-type="float" office:value="1.39226727113533" calcext:value-type="float">
            <text:p>1.3922672711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J21]/[.I21])" office:value-type="float" office:value="0.106704150391378" calcext:value-type="float">
            <text:p>0.1067041504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F22]/[.E22])" office:value-type="float" office:value="1.41119781814299" calcext:value-type="float">
            <text:p>1.411197818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J22]/[.I22])" office:value-type="float" office:value="0.111152645665277" calcext:value-type="float">
            <text:p>0.1111526457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F23]/[.E23])" office:value-type="float" office:value="1.28918247450631" calcext:value-type="float">
            <text:p>1.2891824745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J23]/[.I23])" office:value-type="float" office:value="0.0837600265273706" calcext:value-type="float">
            <text:p>0.0837600265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F24]/[.E24])" office:value-type="float" office:value="1.19392246847243" calcext:value-type="float">
            <text:p>1.1939224685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J24]/[.I24])" office:value-type="float" office:value="0.082005837174495" calcext:value-type="float">
            <text:p>0.0820058372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F25]/[.E25])" office:value-type="float" office:value="1.05747771881598" calcext:value-type="float">
            <text:p>1.0574777188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J25]/[.I25])" office:value-type="float" office:value="0.0446315462316468" calcext:value-type="float">
            <text:p>0.0446315462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F26]/[.E26])" office:value-type="float" office:value="1.27223872614233" calcext:value-type="float">
            <text:p>1.2722387261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J26]/[.I26])" office:value-type="float" office:value="0.0678100668788683" calcext:value-type="float">
            <text:p>0.0678100669</text:p>
          </table:table-cell>
          <table:table-cell table:number-columns-repeated="3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F27]/[.E27])" office:value-type="float" office:value="1.283462233165" calcext:value-type="float">
            <text:p>1.2834622332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J27]/[.I27])" office:value-type="float" office:value="0.0371226627377622" calcext:value-type="float">
            <text:p>0.0371226627</text:p>
          </table:table-cell>
          <table:table-cell table:number-columns-repeated="3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F28]/[.E28])" office:value-type="float" office:value="1.37251770818238" calcext:value-type="float">
            <text:p>1.3725177082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J28]/[.I28])" office:value-type="float" office:value="0.0754190656476727" calcext:value-type="float">
            <text:p>0.0754190656</text:p>
          </table:table-cell>
          <table:table-cell table:number-columns-repeated="3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F29]/[.E29])" office:value-type="float" office:value="1.45002816322039" calcext:value-type="float">
            <text:p>1.4500281632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J29]/[.I29])" office:value-type="float" office:value="0.0610972160841557" calcext:value-type="float">
            <text:p>0.0610972161</text:p>
          </table:table-cell>
          <table:table-cell table:number-columns-repeated="3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F30]/[.E30])" office:value-type="float" office:value="1.46308257207034" calcext:value-type="float">
            <text:p>1.4630825721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J30]/[.I30])" office:value-type="float" office:value="0.126379377512223" calcext:value-type="float">
            <text:p>0.1263793775</text:p>
          </table:table-cell>
          <table:table-cell table:number-columns-repeated="3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F31]/[.E31])" office:value-type="float" office:value="1.50097341083868" calcext:value-type="float">
            <text:p>1.5009734108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J31]/[.I31])" office:value-type="float" office:value="0.109280885320075" calcext:value-type="float">
            <text:p>0.1092808853</text:p>
          </table:table-cell>
          <table:table-cell table:number-columns-repeated="3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F32]/[.E32])" office:value-type="float" office:value="1.43668640784346" calcext:value-type="float">
            <text:p>1.4366864078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J32]/[.I32])" office:value-type="float" office:value="0.116273283425368" calcext:value-type="float">
            <text:p>0.1162732834</text:p>
          </table:table-cell>
          <table:table-cell table:number-columns-repeated="3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F33]/[.E33])" office:value-type="float" office:value="1.41465674508213" calcext:value-type="float">
            <text:p>1.4146567451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J33]/[.I33])" office:value-type="float" office:value="0.121289314091904" calcext:value-type="float">
            <text:p>0.1212893141</text:p>
          </table:table-cell>
          <table:table-cell table:number-columns-repeated="3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F34]/[.E34])" office:value-type="float" office:value="1.49938268524906" calcext:value-type="float">
            <text:p>1.4993826852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J34]/[.I34])" office:value-type="float" office:value="0.109340028014763" calcext:value-type="float">
            <text:p>0.10934002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F35]/[.E35])" office:value-type="float" office:value="1.50035726085048" calcext:value-type="float">
            <text:p>1.5003572609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J35]/[.I35])" office:value-type="float" office:value="0.122146877301225" calcext:value-type="float">
            <text:p>0.1221468773</text:p>
          </table:table-cell>
          <table:table-cell table:number-columns-repeated="3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F36]/[.E36])" office:value-type="float" office:value="1.45893511049776" calcext:value-type="float">
            <text:p>1.4589351105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J36]/[.I36])" office:value-type="float" office:value="0.109301545580957" calcext:value-type="float">
            <text:p>0.1093015456</text:p>
          </table:table-cell>
          <table:table-cell table:number-columns-repeated="3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F37]/[.E37])" office:value-type="float" office:value="1.46878308721529" calcext:value-type="float">
            <text:p>1.4687830872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J37]/[.I37])" office:value-type="float" office:value="0.114254963095697" calcext:value-type="float">
            <text:p>0.114254963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F38]/[.E38])" office:value-type="float" office:value="1.49065437644413" calcext:value-type="float">
            <text:p>1.4906543764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J38]/[.I38])" office:value-type="float" office:value="0.0882249223689412" calcext:value-type="float">
            <text:p>0.0882249224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F39]/[.E39])" office:value-type="float" office:value="1.50396212964457" calcext:value-type="float">
            <text:p>1.5039621296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J39]/[.I39])" office:value-type="float" office:value="0.147709941426625" calcext:value-type="float">
            <text:p>0.1477099414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F40]/[.E40])" office:value-type="float" office:value="1.45435906761996" calcext:value-type="float">
            <text:p>1.4543590676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J40]/[.I40])" office:value-type="float" office:value="0.118478978338798" calcext:value-type="float">
            <text:p>0.1184789783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F41]/[.E41])" office:value-type="float" office:value="1.49330326363419" calcext:value-type="float">
            <text:p>1.493303263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J41]/[.I41])" office:value-type="float" office:value="0.101388362570733" calcext:value-type="float">
            <text:p>0.1013883626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F42]/[.E42])" office:value-type="float" office:value="1.52861991300733" calcext:value-type="float">
            <text:p>1.5286199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J42]/[.I42])" office:value-type="float" office:value="0.100251554649875" calcext:value-type="float">
            <text:p>0.1002515546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F43]/[.E43])" office:value-type="float" office:value="1.4832142917605" calcext:value-type="float">
            <text:p>1.4832142918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J43]/[.I43])" office:value-type="float" office:value="0.0993641449566307" calcext:value-type="float">
            <text:p>0.099364145</text:p>
          </table:table-cell>
          <table:table-cell table:number-columns-repeated="3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F44]/[.E44])" office:value-type="float" office:value="1.40946499919848" calcext:value-type="float">
            <text:p>1.4094649992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J44]/[.I44])" office:value-type="float" office:value="0.107564534644557" calcext:value-type="float">
            <text:p>0.1075645346</text:p>
          </table:table-cell>
          <table:table-cell table:number-columns-repeated="3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F45]/[.E45])" office:value-type="float" office:value="1.41271520166331" calcext:value-type="float">
            <text:p>1.4127152017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J45]/[.I45])" office:value-type="float" office:value="0.115504486431308" calcext:value-type="float">
            <text:p>0.1155044864</text:p>
          </table:table-cell>
          <table:table-cell table:number-columns-repeated="3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F46]/[.E46])" office:value-type="float" office:value="1.40599878933544" calcext:value-type="float">
            <text:p>1.4059987893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J46]/[.I46])" office:value-type="float" office:value="0.0875419393334442" calcext:value-type="float">
            <text:p>0.0875419393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F47]/[.E47])" office:value-type="float" office:value="1.42188350297007" calcext:value-type="float">
            <text:p>1.421883503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J47]/[.I47])" office:value-type="float" office:value="0.105205776779374" calcext:value-type="float">
            <text:p>0.1052057768</text:p>
          </table:table-cell>
          <table:table-cell table:number-columns-repeated="3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F48]/[.E48])" office:value-type="float" office:value="1.51871489663668" calcext:value-type="float">
            <text:p>1.5187148966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J48]/[.I48])" office:value-type="float" office:value="0.12168885374497" calcext:value-type="float">
            <text:p>0.1216888537</text:p>
          </table:table-cell>
          <table:table-cell table:number-columns-repeated="3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F49]/[.E49])" office:value-type="float" office:value="1.40924156103472" calcext:value-type="float">
            <text:p>1.409241561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J49]/[.I49])" office:value-type="float" office:value="0.12716206727609" calcext:value-type="float">
            <text:p>0.1271620673</text:p>
          </table:table-cell>
          <table:table-cell table:number-columns-repeated="3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F50]/[.E50])" office:value-type="float" office:value="1.21581507902271" calcext:value-type="float">
            <text:p>1.215815079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J50]/[.I50])" office:value-type="float" office:value="0.112154519022107" calcext:value-type="float">
            <text:p>0.112154519</text:p>
          </table:table-cell>
          <table:table-cell table:number-columns-repeated="3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F51]/[.E51])" office:value-type="float" office:value="1.45338253267795" calcext:value-type="float">
            <text:p>1.4533825327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J51]/[.I51])" office:value-type="float" office:value="0.131872748709638" calcext:value-type="float">
            <text:p>0.1318727487</text:p>
          </table:table-cell>
          <table:table-cell table:number-columns-repeated="3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F52]/[.E52])" office:value-type="float" office:value="1.44320817016214" calcext:value-type="float">
            <text:p>1.4432081702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J52]/[.I52])" office:value-type="float" office:value="0.102822736005356" calcext:value-type="float">
            <text:p>0.102822736</text:p>
          </table:table-cell>
          <table:table-cell table:number-columns-repeated="3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F53]/[.E53])" office:value-type="float" office:value="1.44147432338809" calcext:value-type="float">
            <text:p>1.4414743234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J53]/[.I53])" office:value-type="float" office:value="0.130239064275356" calcext:value-type="float">
            <text:p>0.1302390643</text:p>
          </table:table-cell>
          <table:table-cell table:number-columns-repeated="3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F54]/[.E54])" office:value-type="float" office:value="1.34314159850189" calcext:value-type="float">
            <text:p>1.3431415985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J54]/[.I54])" office:value-type="float" office:value="0.0834600490666471" calcext:value-type="float">
            <text:p>0.0834600491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F55]/[.E55])" office:value-type="float" office:value="1.38035668904867" calcext:value-type="float">
            <text:p>1.380356689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J55]/[.I55])" office:value-type="float" office:value="0.0938661362320913" calcext:value-type="float">
            <text:p>0.0938661362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F56]/[.E56])" office:value-type="float" office:value="1.48395050211882" calcext:value-type="float">
            <text:p>1.4839505021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J56]/[.I56])" office:value-type="float" office:value="0.11463540951339" calcext:value-type="float">
            <text:p>0.1146354095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F57]/[.E57])" office:value-type="float" office:value="1.44299370784676" calcext:value-type="float">
            <text:p>1.44299370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J57]/[.I57])" office:value-type="float" office:value="0.13131485944356" calcext:value-type="float">
            <text:p>0.1313148594</text:p>
          </table:table-cell>
          <table:table-cell table:number-columns-repeated="3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F58]/[.E58])" office:value-type="float" office:value="1.45988994377448" calcext:value-type="float">
            <text:p>1.459889943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J58]/[.I58])" office:value-type="float" office:value="0.122385101168994" calcext:value-type="float">
            <text:p>0.1223851012</text:p>
          </table:table-cell>
          <table:table-cell table:number-columns-repeated="3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F59]/[.E59])" office:value-type="float" office:value="1.46839998855544" calcext:value-type="float">
            <text:p>1.4683999886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J59]/[.I59])" office:value-type="float" office:value="0.0895729772338297" calcext:value-type="float">
            <text:p>0.0895729772</text:p>
          </table:table-cell>
          <table:table-cell table:number-columns-repeated="3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J61]/[.I61])" office:value-type="float" office:value="0.111930309346329" calcext:value-type="float">
            <text:p>0.1119303093</text:p>
          </table:table-cell>
          <table:table-cell table:number-columns-repeated="3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F62]/[.E62])" office:value-type="float" office:value="1.47707881046926" calcext:value-type="float">
            <text:p>1.4770788105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J62]/[.I62])" office:value-type="float" office:value="0.137027429532091" calcext:value-type="float">
            <text:p>0.137027429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F63]/[.E63])" office:value-type="float" office:value="1.54912659303198" calcext:value-type="float">
            <text:p>1.54912659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J63]/[.I63])" office:value-type="float" office:value="0.0828643697233108" calcext:value-type="float">
            <text:p>0.0828643697</text:p>
          </table:table-cell>
          <table:table-cell table:number-columns-repeated="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F64]/[.E64])" office:value-type="float" office:value="1.52779753840238" calcext:value-type="float">
            <text:p>1.52779753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J64]/[.I64])" office:value-type="float" office:value="0.108307690109006" calcext:value-type="float">
            <text:p>0.1083076901</text:p>
          </table:table-cell>
          <table:table-cell table:number-columns-repeated="3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F65]/[.E65])" office:value-type="float" office:value="1.47937637089121" calcext:value-type="float">
            <text:p>1.4793763709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J65]/[.I65])" office:value-type="float" office:value="0.0699090419587309" calcext:value-type="float">
            <text:p>0.069909042</text:p>
          </table:table-cell>
          <table:table-cell table:number-columns-repeated="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F66]/[.E66])" office:value-type="float" office:value="1.39234105991587" calcext:value-type="float">
            <text:p>1.3923410599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J66]/[.I66])" office:value-type="float" office:value="0.12305526194437" calcext:value-type="float">
            <text:p>0.1230552619</text:p>
          </table:table-cell>
          <table:table-cell table:number-columns-repeated="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F67]/[.E67])" office:value-type="float" office:value="1.50152702559027" calcext:value-type="float">
            <text:p>1.501527025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J67]/[.I67])" office:value-type="float" office:value="0.111816198876351" calcext:value-type="float">
            <text:p>0.1118161989</text:p>
          </table:table-cell>
          <table:table-cell table:number-columns-repeated="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F68]/[.E68])" office:value-type="float" office:value="1.45884411777497" calcext:value-type="float">
            <text:p>1.4588441178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J68]/[.I68])" office:value-type="float" office:value="0.146268475165823" calcext:value-type="float">
            <text:p>0.1462684752</text:p>
          </table:table-cell>
          <table:table-cell table:number-columns-repeated="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F69]/[.E69])" office:value-type="float" office:value="1.48577372918848" calcext:value-type="float">
            <text:p>1.4857737292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J69]/[.I69])" office:value-type="float" office:value="0.101994539407629" calcext:value-type="float">
            <text:p>0.1019945394</text:p>
          </table:table-cell>
          <table:table-cell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 Sheet2.P3:Sheet2.P3 Sheet2.P4:Sheet2.P69 Sheet2.M4:Sheet2.M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10*([.K4]-[Sheet1.K4])" office:value-type="float" office:value="0.127926124394949" calcext:value-type="float">
            <text:p>0.1279261244</text:p>
          </table:table-cell>
          <table:table-cell table:formula="of:=[.G4]-[Sheet1.G4]" office:value-type="float" office:value="0.0510200076358081" calcext:value-type="float">
            <text:p>0.0510200076</text:p>
          </table:table-cell>
          <table:table-cell table:formula="of:=[.O4]-[.N4]" office:value-type="float" office:value="-0.0769061167591412" calcext:value-type="float">
            <text:p>-0.0769061168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10*([.K5]-[Sheet1.K5])" office:value-type="float" office:value="-0.314840519112378" calcext:value-type="float">
            <text:p>-0.3148405191</text:p>
          </table:table-cell>
          <table:table-cell table:formula="of:=[.G5]-[Sheet1.G5]" office:value-type="float" office:value="-0.164393184918881" calcext:value-type="float">
            <text:p>-0.1643931849</text:p>
          </table:table-cell>
          <table:table-cell table:formula="of:=[.O5]-[.N5]" office:value-type="float" office:value="0.150447334193497" calcext:value-type="float">
            <text:p>0.150447334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10*([.K6]-[Sheet1.K6])" office:value-type="float" office:value="0.064266285029785" calcext:value-type="float">
            <text:p>0.064266285</text:p>
          </table:table-cell>
          <table:table-cell table:formula="of:=[.G6]-[Sheet1.G6]" office:value-type="float" office:value="0.150193049708462" calcext:value-type="float">
            <text:p>0.1501930497</text:p>
          </table:table-cell>
          <table:table-cell table:formula="of:=[.O6]-[.N6]" office:value-type="float" office:value="0.0859267646786773" calcext:value-type="float">
            <text:p>0.0859267647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10*([.K7]-[Sheet1.K7])" office:value-type="float" office:value="0.746833984003632" calcext:value-type="float">
            <text:p>0.746833984</text:p>
          </table:table-cell>
          <table:table-cell table:formula="of:=[.G7]-[Sheet1.G7]" office:value-type="float" office:value="0.402633940363307" calcext:value-type="float">
            <text:p>0.4026339404</text:p>
          </table:table-cell>
          <table:table-cell table:formula="of:=[.O7]-[.N7]" office:value-type="float" office:value="-0.344200043640325" calcext:value-type="float">
            <text:p>-0.3442000436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0*([.K8]-[Sheet1.K8])" office:value-type="float" office:value="0.41153335552524" calcext:value-type="float">
            <text:p>0.4115333555</text:p>
          </table:table-cell>
          <table:table-cell table:formula="of:=[.G8]-[Sheet1.G8]" office:value-type="float" office:value="0.267006872787463" calcext:value-type="float">
            <text:p>0.2670068728</text:p>
          </table:table-cell>
          <table:table-cell table:formula="of:=[.O8]-[.N8]" office:value-type="float" office:value="-0.144526482737776" calcext:value-type="float">
            <text:p>-0.1445264827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0*([.K9]-[Sheet1.K9])" office:value-type="float" office:value="1.11841471439447" calcext:value-type="float">
            <text:p>1.1184147144</text:p>
          </table:table-cell>
          <table:table-cell table:formula="of:=[.G9]-[Sheet1.G9]" office:value-type="float" office:value="0.220305938699922" calcext:value-type="float">
            <text:p>0.2203059387</text:p>
          </table:table-cell>
          <table:table-cell table:formula="of:=[.O9]-[.N9]" office:value-type="float" office:value="-0.898108775694552" calcext:value-type="float">
            <text:p>-0.8981087757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10*([.K10]-[Sheet1.K10])" office:value-type="float" office:value="0.362474627387615" calcext:value-type="float">
            <text:p>0.3624746274</text:p>
          </table:table-cell>
          <table:table-cell table:formula="of:=[.G10]-[Sheet1.G10]" office:value-type="float" office:value="0.179708215625508" calcext:value-type="float">
            <text:p>0.1797082156</text:p>
          </table:table-cell>
          <table:table-cell table:formula="of:=[.O10]-[.N10]" office:value-type="float" office:value="-0.182766411762106" calcext:value-type="float">
            <text:p>-0.1827664118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0*([.K11]-[Sheet1.K11])" office:value-type="float" office:value="0.344768330525561" calcext:value-type="float">
            <text:p>0.3447683305</text:p>
          </table:table-cell>
          <table:table-cell table:formula="of:=[.G11]-[Sheet1.G11]" office:value-type="float" office:value="0.282980803763033" calcext:value-type="float">
            <text:p>0.2829808038</text:p>
          </table:table-cell>
          <table:table-cell table:formula="of:=[.O11]-[.N11]" office:value-type="float" office:value="-0.0617875267625279" calcext:value-type="float">
            <text:p>-0.0617875268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0*([.K12]-[Sheet1.K12])" office:value-type="float" office:value="0.670376852170229" calcext:value-type="float">
            <text:p>0.6703768522</text:p>
          </table:table-cell>
          <table:table-cell table:formula="of:=[.G12]-[Sheet1.G12]" office:value-type="float" office:value="0.431139727111056" calcext:value-type="float">
            <text:p>0.4311397271</text:p>
          </table:table-cell>
          <table:table-cell table:formula="of:=[.O12]-[.N12]" office:value-type="float" office:value="-0.239237125059172" calcext:value-type="float">
            <text:p>-0.2392371251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10*([.K13]-[Sheet1.K13])" office:value-type="float" office:value="0.470356392445973" calcext:value-type="float">
            <text:p>0.4703563924</text:p>
          </table:table-cell>
          <table:table-cell table:formula="of:=[.G13]-[Sheet1.G13]" office:value-type="float" office:value="0.266267264247544" calcext:value-type="float">
            <text:p>0.2662672642</text:p>
          </table:table-cell>
          <table:table-cell table:formula="of:=[.O13]-[.N13]" office:value-type="float" office:value="-0.204089128198429" calcext:value-type="float">
            <text:p>-0.204089128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0*([.K14]-[Sheet1.K14])" office:value-type="float" office:value="-0.778886103752664" calcext:value-type="float">
            <text:p>-0.7788861038</text:p>
          </table:table-cell>
          <table:table-cell table:formula="of:=[.G14]-[Sheet1.G14]" office:value-type="float" office:value="0.106676712454263" calcext:value-type="float">
            <text:p>0.1066767125</text:p>
          </table:table-cell>
          <table:table-cell table:formula="of:=[.O14]-[.N14]" office:value-type="float" office:value="0.885562816206927" calcext:value-type="float">
            <text:p>0.8855628162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10*([.K15]-[Sheet1.K15])" office:value-type="float" office:value="0.956907626923425" calcext:value-type="float">
            <text:p>0.9569076269</text:p>
          </table:table-cell>
          <table:table-cell table:formula="of:=[.G15]-[Sheet1.G15]" office:value-type="float" office:value="0.0156569422469102" calcext:value-type="float">
            <text:p>0.0156569422</text:p>
          </table:table-cell>
          <table:table-cell table:formula="of:=[.O15]-[.N15]" office:value-type="float" office:value="-0.941250684676515" calcext:value-type="float">
            <text:p>-0.9412506847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10*([.K16]-[Sheet1.K16])" office:value-type="float" office:value="-0.113380841800637" calcext:value-type="float">
            <text:p>-0.1133808418</text:p>
          </table:table-cell>
          <table:table-cell table:formula="of:=[.G16]-[Sheet1.G16]" office:value-type="float" office:value="-0.264243979236044" calcext:value-type="float">
            <text:p>-0.2642439792</text:p>
          </table:table-cell>
          <table:table-cell table:formula="of:=[.O16]-[.N16]" office:value-type="float" office:value="-0.150863137435406" calcext:value-type="float">
            <text:p>-0.1508631374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10*([.K17]-[Sheet1.K17])" office:value-type="float" office:value="0.993637196365728" calcext:value-type="float">
            <text:p>0.9936371964</text:p>
          </table:table-cell>
          <table:table-cell table:formula="of:=[.G17]-[Sheet1.G17]" office:value-type="float" office:value="-0.362074524328364" calcext:value-type="float">
            <text:p>-0.3620745243</text:p>
          </table:table-cell>
          <table:table-cell table:formula="of:=[.O17]-[.N17]" office:value-type="float" office:value="-1.35571172069409" calcext:value-type="float">
            <text:p>-1.3557117207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10*([.K18]-[Sheet1.K18])" office:value-type="float" office:value="-0.0388859470438507" calcext:value-type="float">
            <text:p>-0.038885947</text:p>
          </table:table-cell>
          <table:table-cell table:formula="of:=[.G18]-[Sheet1.G18]" office:value-type="float" office:value="-0.0454805646532499" calcext:value-type="float">
            <text:p>-0.0454805647</text:p>
          </table:table-cell>
          <table:table-cell table:formula="of:=[.O18]-[.N18]" office:value-type="float" office:value="-0.00659461760939917" calcext:value-type="float">
            <text:p>-0.0065946176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10*([.K19]-[Sheet1.K19])" office:value-type="float" office:value="1.20157562381677" calcext:value-type="float">
            <text:p>1.2015756238</text:p>
          </table:table-cell>
          <table:table-cell table:formula="of:=[.G19]-[Sheet1.G19]" office:value-type="float" office:value="0.0546091301004501" calcext:value-type="float">
            <text:p>0.0546091301</text:p>
          </table:table-cell>
          <table:table-cell table:formula="of:=[.O19]-[.N19]" office:value-type="float" office:value="-1.14696649371632" calcext:value-type="float">
            <text:p>-1.1469664937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10*([.K20]-[Sheet1.K20])" office:value-type="float" office:value="-0.116238913985207" calcext:value-type="float">
            <text:p>-0.116238914</text:p>
          </table:table-cell>
          <table:table-cell table:formula="of:=[.G20]-[Sheet1.G20]" office:value-type="float" office:value="0.0852223780760406" calcext:value-type="float">
            <text:p>0.0852223781</text:p>
          </table:table-cell>
          <table:table-cell table:formula="of:=[.O20]-[.N20]" office:value-type="float" office:value="0.201461292061248" calcext:value-type="float">
            <text:p>0.2014612921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0*([.K21]-[Sheet1.K21])" office:value-type="float" office:value="0.283212526371069" calcext:value-type="float">
            <text:p>0.2832125264</text:p>
          </table:table-cell>
          <table:table-cell table:formula="of:=[.G21]-[Sheet1.G21]" office:value-type="float" office:value="0.0576769145990597" calcext:value-type="float">
            <text:p>0.0576769146</text:p>
          </table:table-cell>
          <table:table-cell table:formula="of:=[.O21]-[.N21]" office:value-type="float" office:value="-0.22553561177201" calcext:value-type="float">
            <text:p>-0.2255356118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10*([.K22]-[Sheet1.K22])" office:value-type="float" office:value="0.365675532758482" calcext:value-type="float">
            <text:p>0.3656755328</text:p>
          </table:table-cell>
          <table:table-cell table:formula="of:=[.G22]-[Sheet1.G22]" office:value-type="float" office:value="0.0666360131018338" calcext:value-type="float">
            <text:p>0.0666360131</text:p>
          </table:table-cell>
          <table:table-cell table:formula="of:=[.O22]-[.N22]" office:value-type="float" office:value="-0.299039519656648" calcext:value-type="float">
            <text:p>-0.2990395197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10*([.K23]-[Sheet1.K23])" office:value-type="float" office:value="0.266375581384174" calcext:value-type="float">
            <text:p>0.2663755814</text:p>
          </table:table-cell>
          <table:table-cell table:formula="of:=[.G23]-[Sheet1.G23]" office:value-type="float" office:value="0.168947229086372" calcext:value-type="float">
            <text:p>0.1689472291</text:p>
          </table:table-cell>
          <table:table-cell table:formula="of:=[.O23]-[.N23]" office:value-type="float" office:value="-0.0974283522978024" calcext:value-type="float">
            <text:p>-0.0974283523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0*([.K24]-[Sheet1.K24])" office:value-type="float" office:value="0.589909591045884" calcext:value-type="float">
            <text:p>0.589909591</text:p>
          </table:table-cell>
          <table:table-cell table:formula="of:=[.G24]-[Sheet1.G24]" office:value-type="float" office:value="0.332854085340726" calcext:value-type="float">
            <text:p>0.3328540853</text:p>
          </table:table-cell>
          <table:table-cell table:formula="of:=[.O24]-[.N24]" office:value-type="float" office:value="-0.257055505705158" calcext:value-type="float">
            <text:p>-0.2570555057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10*([.K25]-[Sheet1.K25])" office:value-type="float" office:value="0.960084240340434" calcext:value-type="float">
            <text:p>0.9600842403</text:p>
          </table:table-cell>
          <table:table-cell table:formula="of:=[.G25]-[Sheet1.G25]" office:value-type="float" office:value="0.413104666433189" calcext:value-type="float">
            <text:p>0.4131046664</text:p>
          </table:table-cell>
          <table:table-cell table:formula="of:=[.O25]-[.N25]" office:value-type="float" office:value="-0.546979573907246" calcext:value-type="float">
            <text:p>-0.546979573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10*([.K26]-[Sheet1.K26])" office:value-type="float" office:value="0.781238481257453" calcext:value-type="float">
            <text:p>0.7812384813</text:p>
          </table:table-cell>
          <table:table-cell table:formula="of:=[.G26]-[Sheet1.G26]" office:value-type="float" office:value="0.221728054130944" calcext:value-type="float">
            <text:p>0.2217280541</text:p>
          </table:table-cell>
          <table:table-cell table:formula="of:=[.O26]-[.N26]" office:value-type="float" office:value="-0.559510427126509" calcext:value-type="float">
            <text:p>-0.5595104271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10*([.K27]-[Sheet1.K27])" office:value-type="float" office:value="0.847049659652771" calcext:value-type="float">
            <text:p>0.8470496597</text:p>
          </table:table-cell>
          <table:table-cell table:formula="of:=[.G27]-[Sheet1.G27]" office:value-type="float" office:value="0.268970042146277" calcext:value-type="float">
            <text:p>0.2689700421</text:p>
          </table:table-cell>
          <table:table-cell table:formula="of:=[.O27]-[.N27]" office:value-type="float" office:value="-0.578079617506494" calcext:value-type="float">
            <text:p>-0.5780796175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10*([.K28]-[Sheet1.K28])" office:value-type="float" office:value="0.664701862901763" calcext:value-type="float">
            <text:p>0.6647018629</text:p>
          </table:table-cell>
          <table:table-cell table:formula="of:=[.G28]-[Sheet1.G28]" office:value-type="float" office:value="0.170649040047073" calcext:value-type="float">
            <text:p>0.17064904</text:p>
          </table:table-cell>
          <table:table-cell table:formula="of:=[.O28]-[.N28]" office:value-type="float" office:value="-0.49405282285469" calcext:value-type="float">
            <text:p>-0.4940528229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10*([.K29]-[Sheet1.K29])" office:value-type="float" office:value="0.629260894323123" calcext:value-type="float">
            <text:p>0.6292608943</text:p>
          </table:table-cell>
          <table:table-cell table:formula="of:=[.G29]-[Sheet1.G29]" office:value-type="float" office:value="0.0183605709388031" calcext:value-type="float">
            <text:p>0.0183605709</text:p>
          </table:table-cell>
          <table:table-cell table:formula="of:=[.O29]-[.N29]" office:value-type="float" office:value="-0.61090032338432" calcext:value-type="float">
            <text:p>-0.6109003234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10*([.K30]-[Sheet1.K30])" office:value-type="float" office:value="0.338242140997738" calcext:value-type="float">
            <text:p>0.338242141</text:p>
          </table:table-cell>
          <table:table-cell table:formula="of:=[.G30]-[Sheet1.G30]" office:value-type="float" office:value="0.079157801495481" calcext:value-type="float">
            <text:p>0.0791578015</text:p>
          </table:table-cell>
          <table:table-cell table:formula="of:=[.O30]-[.N30]" office:value-type="float" office:value="-0.259084339502257" calcext:value-type="float">
            <text:p>-0.2590843395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10*([.K31]-[Sheet1.K31])" office:value-type="float" office:value="0.312770453164865" calcext:value-type="float">
            <text:p>0.3127704532</text:p>
          </table:table-cell>
          <table:table-cell table:formula="of:=[.G31]-[Sheet1.G31]" office:value-type="float" office:value="-0.000821268696980404" calcext:value-type="float">
            <text:p>-0.0008212687</text:p>
          </table:table-cell>
          <table:table-cell table:formula="of:=[.O31]-[.N31]" office:value-type="float" office:value="-0.313591721861845" calcext:value-type="float">
            <text:p>-0.3135917219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10*([.K32]-[Sheet1.K32])" office:value-type="float" office:value="0.222835668120732" calcext:value-type="float">
            <text:p>0.2228356681</text:p>
          </table:table-cell>
          <table:table-cell table:formula="of:=[.G32]-[Sheet1.G32]" office:value-type="float" office:value="0.133799153693385" calcext:value-type="float">
            <text:p>0.1337991537</text:p>
          </table:table-cell>
          <table:table-cell table:formula="of:=[.O32]-[.N32]" office:value-type="float" office:value="-0.0890365144273476" calcext:value-type="float">
            <text:p>-0.0890365144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10*([.K33]-[Sheet1.K33])" office:value-type="float" office:value="0.286901495071399" calcext:value-type="float">
            <text:p>0.2869014951</text:p>
          </table:table-cell>
          <table:table-cell table:formula="of:=[.G33]-[Sheet1.G33]" office:value-type="float" office:value="0.0418418747110088" calcext:value-type="float">
            <text:p>0.0418418747</text:p>
          </table:table-cell>
          <table:table-cell table:formula="of:=[.O33]-[.N33]" office:value-type="float" office:value="-0.245059620360391" calcext:value-type="float">
            <text:p>-0.2450596204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10*([.K34]-[Sheet1.K34])" office:value-type="float" office:value="0.460853492444955" calcext:value-type="float">
            <text:p>0.4608534924</text:p>
          </table:table-cell>
          <table:table-cell table:formula="of:=[.G34]-[Sheet1.G34]" office:value-type="float" office:value="-0.00835204809770129" calcext:value-type="float">
            <text:p>-0.0083520481</text:p>
          </table:table-cell>
          <table:table-cell table:formula="of:=[.O34]-[.N34]" office:value-type="float" office:value="-0.469205540542656" calcext:value-type="float">
            <text:p>-0.4692055405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10*([.K35]-[Sheet1.K35])" office:value-type="float" office:value="0.136922157557379" calcext:value-type="float">
            <text:p>0.1369221576</text:p>
          </table:table-cell>
          <table:table-cell table:formula="of:=[.G35]-[Sheet1.G35]" office:value-type="float" office:value="0.129986535874266" calcext:value-type="float">
            <text:p>0.1299865359</text:p>
          </table:table-cell>
          <table:table-cell table:formula="of:=[.O35]-[.N35]" office:value-type="float" office:value="-0.00693562168311232" calcext:value-type="float">
            <text:p>-0.0069356217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10*([.K36]-[Sheet1.K36])" office:value-type="float" office:value="0.265375474760052" calcext:value-type="float">
            <text:p>0.2653754748</text:p>
          </table:table-cell>
          <table:table-cell table:formula="of:=[.G36]-[Sheet1.G36]" office:value-type="float" office:value="0.0955426993869139" calcext:value-type="float">
            <text:p>0.0955426994</text:p>
          </table:table-cell>
          <table:table-cell table:formula="of:=[.O36]-[.N36]" office:value-type="float" office:value="-0.169832775373138" calcext:value-type="float">
            <text:p>-0.1698327754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10*([.K37]-[Sheet1.K37])" office:value-type="float" office:value="0.422713892914196" calcext:value-type="float">
            <text:p>0.4227138929</text:p>
          </table:table-cell>
          <table:table-cell table:formula="of:=[.G37]-[Sheet1.G37]" office:value-type="float" office:value="0.177097260908363" calcext:value-type="float">
            <text:p>0.1770972609</text:p>
          </table:table-cell>
          <table:table-cell table:formula="of:=[.O37]-[.N37]" office:value-type="float" office:value="-0.245616632005834" calcext:value-type="float">
            <text:p>-0.245616632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10*([.K38]-[Sheet1.K38])" office:value-type="float" office:value="0.49423943922327" calcext:value-type="float">
            <text:p>0.4942394392</text:p>
          </table:table-cell>
          <table:table-cell table:formula="of:=[.G38]-[Sheet1.G38]" office:value-type="float" office:value="0.112974532810501" calcext:value-type="float">
            <text:p>0.1129745328</text:p>
          </table:table-cell>
          <table:table-cell table:formula="of:=[.O38]-[.N38]" office:value-type="float" office:value="-0.381264906412769" calcext:value-type="float">
            <text:p>-0.3812649064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10*([.K39]-[Sheet1.K39])" office:value-type="float" office:value="-0.0103948665239523" calcext:value-type="float">
            <text:p>-0.0103948665</text:p>
          </table:table-cell>
          <table:table-cell table:formula="of:=[.G39]-[Sheet1.G39]" office:value-type="float" office:value="0.050064818935071" calcext:value-type="float">
            <text:p>0.0500648189</text:p>
          </table:table-cell>
          <table:table-cell table:formula="of:=[.O39]-[.N39]" office:value-type="float" office:value="0.0604596854590232" calcext:value-type="float">
            <text:p>0.0604596855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10*([.K40]-[Sheet1.K40])" office:value-type="float" office:value="0.35502575446875" calcext:value-type="float">
            <text:p>0.3550257545</text:p>
          </table:table-cell>
          <table:table-cell table:formula="of:=[.G40]-[Sheet1.G40]" office:value-type="float" office:value="0.101474974290845" calcext:value-type="float">
            <text:p>0.1014749743</text:p>
          </table:table-cell>
          <table:table-cell table:formula="of:=[.O40]-[.N40]" office:value-type="float" office:value="-0.253550780177905" calcext:value-type="float">
            <text:p>-0.2535507802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10*([.K41]-[Sheet1.K41])" office:value-type="float" office:value="0.0869954695750459" calcext:value-type="float">
            <text:p>0.0869954696</text:p>
          </table:table-cell>
          <table:table-cell table:formula="of:=[.G41]-[Sheet1.G41]" office:value-type="float" office:value="-0.0597923027923024" calcext:value-type="float">
            <text:p>-0.0597923028</text:p>
          </table:table-cell>
          <table:table-cell table:formula="of:=[.O41]-[.N41]" office:value-type="float" office:value="-0.146787772367348" calcext:value-type="float">
            <text:p>-0.1467877724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10*([.K42]-[Sheet1.K42])" office:value-type="float" office:value="0.392978362371061" calcext:value-type="float">
            <text:p>0.3929783624</text:p>
          </table:table-cell>
          <table:table-cell table:formula="of:=[.G42]-[Sheet1.G42]" office:value-type="float" office:value="-0.0042888045920717" calcext:value-type="float">
            <text:p>-0.0042888046</text:p>
          </table:table-cell>
          <table:table-cell table:formula="of:=[.O42]-[.N42]" office:value-type="float" office:value="-0.397267166963133" calcext:value-type="float">
            <text:p>-0.397267167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10*([.K43]-[Sheet1.K43])" office:value-type="float" office:value="0.309088188412789" calcext:value-type="float">
            <text:p>0.3090881884</text:p>
          </table:table-cell>
          <table:table-cell table:formula="of:=[.G43]-[Sheet1.G43]" office:value-type="float" office:value="0.0692843231696496" calcext:value-type="float">
            <text:p>0.0692843232</text:p>
          </table:table-cell>
          <table:table-cell table:formula="of:=[.O43]-[.N43]" office:value-type="float" office:value="-0.23980386524314" calcext:value-type="float">
            <text:p>-0.2398038652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10*([.K44]-[Sheet1.K44])" office:value-type="float" office:value="0.146183630596482" calcext:value-type="float">
            <text:p>0.1461836306</text:p>
          </table:table-cell>
          <table:table-cell table:formula="of:=[.G44]-[Sheet1.G44]" office:value-type="float" office:value="0.127724518851934" calcext:value-type="float">
            <text:p>0.1277245189</text:p>
          </table:table-cell>
          <table:table-cell table:formula="of:=[.O44]-[.N44]" office:value-type="float" office:value="-0.0184591117445478" calcext:value-type="float">
            <text:p>-0.01845911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10*([.K45]-[Sheet1.K45])" office:value-type="float" office:value="0.131582226489628" calcext:value-type="float">
            <text:p>0.1315822265</text:p>
          </table:table-cell>
          <table:table-cell table:formula="of:=[.G45]-[Sheet1.G45]" office:value-type="float" office:value="0.140695612237188" calcext:value-type="float">
            <text:p>0.1406956122</text:p>
          </table:table-cell>
          <table:table-cell table:formula="of:=[.O45]-[.N45]" office:value-type="float" office:value="0.00911338574756032" calcext:value-type="float">
            <text:p>0.0091133857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10*([.K46]-[Sheet1.K46])" office:value-type="float" office:value="0.442182351158439" calcext:value-type="float">
            <text:p>0.4421823512</text:p>
          </table:table-cell>
          <table:table-cell table:formula="of:=[.G46]-[Sheet1.G46]" office:value-type="float" office:value="0.0228849052100346" calcext:value-type="float">
            <text:p>0.0228849052</text:p>
          </table:table-cell>
          <table:table-cell table:formula="of:=[.O46]-[.N46]" office:value-type="float" office:value="-0.419297445948405" calcext:value-type="float">
            <text:p>-0.4192974459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10*([.K47]-[Sheet1.K47])" office:value-type="float" office:value="0.368097522335507" calcext:value-type="float">
            <text:p>0.3680975223</text:p>
          </table:table-cell>
          <table:table-cell table:formula="of:=[.G47]-[Sheet1.G47]" office:value-type="float" office:value="-0.0497769713271734" calcext:value-type="float">
            <text:p>-0.0497769713</text:p>
          </table:table-cell>
          <table:table-cell table:formula="of:=[.O47]-[.N47]" office:value-type="float" office:value="-0.41787449366268" calcext:value-type="float">
            <text:p>-0.4178744937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10*([.K48]-[Sheet1.K48])" office:value-type="float" office:value="0.0724131771469862" calcext:value-type="float">
            <text:p>0.0724131771</text:p>
          </table:table-cell>
          <table:table-cell table:formula="of:=[.G48]-[Sheet1.G48]" office:value-type="float" office:value="-0.114559870753135" calcext:value-type="float">
            <text:p>-0.1145598708</text:p>
          </table:table-cell>
          <table:table-cell table:formula="of:=[.O48]-[.N48]" office:value-type="float" office:value="-0.186973047900121" calcext:value-type="float">
            <text:p>-0.1869730479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10*([.K49]-[Sheet1.K49])" office:value-type="float" office:value="0.365799944873587" calcext:value-type="float">
            <text:p>0.3657999449</text:p>
          </table:table-cell>
          <table:table-cell table:formula="of:=[.G49]-[Sheet1.G49]" office:value-type="float" office:value="0.167982403821784" calcext:value-type="float">
            <text:p>0.1679824038</text:p>
          </table:table-cell>
          <table:table-cell table:formula="of:=[.O49]-[.N49]" office:value-type="float" office:value="-0.197817541051803" calcext:value-type="float">
            <text:p>-0.1978175411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10*([.K50]-[Sheet1.K50])" office:value-type="float" office:value="0.123900401300846" calcext:value-type="float">
            <text:p>0.1239004013</text:p>
          </table:table-cell>
          <table:table-cell table:formula="of:=[.G50]-[Sheet1.G50]" office:value-type="float" office:value="0.239244596409414" calcext:value-type="float">
            <text:p>0.2392445964</text:p>
          </table:table-cell>
          <table:table-cell table:formula="of:=[.O50]-[.N50]" office:value-type="float" office:value="0.115344195108568" calcext:value-type="float">
            <text:p>0.1153441951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10*([.K51]-[Sheet1.K51])" office:value-type="float" office:value="0.132215848356996" calcext:value-type="float">
            <text:p>0.1322158484</text:p>
          </table:table-cell>
          <table:table-cell table:formula="of:=[.G51]-[Sheet1.G51]" office:value-type="float" office:value="-0.0313969084801804" calcext:value-type="float">
            <text:p>-0.0313969085</text:p>
          </table:table-cell>
          <table:table-cell table:formula="of:=[.O51]-[.N51]" office:value-type="float" office:value="-0.163612756837176" calcext:value-type="float">
            <text:p>-0.1636127568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10*([.K52]-[Sheet1.K52])" office:value-type="float" office:value="-0.0571693367763118" calcext:value-type="float">
            <text:p>-0.0571693368</text:p>
          </table:table-cell>
          <table:table-cell table:formula="of:=[.G52]-[Sheet1.G52]" office:value-type="float" office:value="-0.0336728450028008" calcext:value-type="float">
            <text:p>-0.033672845</text:p>
          </table:table-cell>
          <table:table-cell table:formula="of:=[.O52]-[.N52]" office:value-type="float" office:value="0.023496491773511" calcext:value-type="float">
            <text:p>0.0234964918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10*([.K53]-[Sheet1.K53])" office:value-type="float" office:value="0.149627744459353" calcext:value-type="float">
            <text:p>0.1496277445</text:p>
          </table:table-cell>
          <table:table-cell table:formula="of:=[.G53]-[Sheet1.G53]" office:value-type="float" office:value="-0.0779742452595149" calcext:value-type="float">
            <text:p>-0.0779742453</text:p>
          </table:table-cell>
          <table:table-cell table:formula="of:=[.O53]-[.N53]" office:value-type="float" office:value="-0.227601989718868" calcext:value-type="float">
            <text:p>-0.2276019897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0*([.K54]-[Sheet1.K54])" office:value-type="float" office:value="0.443038755874164" calcext:value-type="float">
            <text:p>0.4430387559</text:p>
          </table:table-cell>
          <table:table-cell table:formula="of:=[.G54]-[Sheet1.G54]" office:value-type="float" office:value="0.0729818412187611" calcext:value-type="float">
            <text:p>0.0729818412</text:p>
          </table:table-cell>
          <table:table-cell table:formula="of:=[.O54]-[.N54]" office:value-type="float" office:value="-0.370056914655403" calcext:value-type="float">
            <text:p>-0.3700569147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10*([.K55]-[Sheet1.K55])" office:value-type="float" office:value="0.223671122097964" calcext:value-type="float">
            <text:p>0.2236711221</text:p>
          </table:table-cell>
          <table:table-cell table:formula="of:=[.G55]-[Sheet1.G55]" office:value-type="float" office:value="0.0730521902257781" calcext:value-type="float">
            <text:p>0.0730521902</text:p>
          </table:table-cell>
          <table:table-cell table:formula="of:=[.O55]-[.N55]" office:value-type="float" office:value="-0.150618931872186" calcext:value-type="float">
            <text:p>-0.1506189319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10*([.K56]-[Sheet1.K56])" office:value-type="float" office:value="0.201070590981939" calcext:value-type="float">
            <text:p>0.201070591</text:p>
          </table:table-cell>
          <table:table-cell table:formula="of:=[.G56]-[Sheet1.G56]" office:value-type="float" office:value="-0.0543071095695749" calcext:value-type="float">
            <text:p>-0.0543071096</text:p>
          </table:table-cell>
          <table:table-cell table:formula="of:=[.O56]-[.N56]" office:value-type="float" office:value="-0.255377700551514" calcext:value-type="float">
            <text:p>-0.255377700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10*([.K57]-[Sheet1.K57])" office:value-type="float" office:value="-0.0421388855465929" calcext:value-type="float">
            <text:p>-0.0421388855</text:p>
          </table:table-cell>
          <table:table-cell table:formula="of:=[.G57]-[Sheet1.G57]" office:value-type="float" office:value="-0.0230291961860862" calcext:value-type="float">
            <text:p>-0.0230291962</text:p>
          </table:table-cell>
          <table:table-cell table:formula="of:=[.O57]-[.N57]" office:value-type="float" office:value="0.0191096893605067" calcext:value-type="float">
            <text:p>0.0191096894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10*([.K58]-[Sheet1.K58])" office:value-type="float" office:value="0.268258312889839" calcext:value-type="float">
            <text:p>0.2682583129</text:p>
          </table:table-cell>
          <table:table-cell table:formula="of:=[.G58]-[Sheet1.G58]" office:value-type="float" office:value="-0.0418796035816498" calcext:value-type="float">
            <text:p>-0.0418796036</text:p>
          </table:table-cell>
          <table:table-cell table:formula="of:=[.O58]-[.N58]" office:value-type="float" office:value="-0.310137916471489" calcext:value-type="float">
            <text:p>-0.3101379165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10*([.K59]-[Sheet1.K59])" office:value-type="float" office:value="0.353928957641796" calcext:value-type="float">
            <text:p>0.3539289576</text:p>
          </table:table-cell>
          <table:table-cell table:formula="of:=[.G59]-[Sheet1.G59]" office:value-type="float" office:value="-0.0353681495838609" calcext:value-type="float">
            <text:p>-0.0353681496</text:p>
          </table:table-cell>
          <table:table-cell table:formula="of:=[.O59]-[.N59]" office:value-type="float" office:value="-0.389297107225657" calcext:value-type="float">
            <text:p>-0.3892971072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10*([.K60]-[Sheet1.K60])" office:value-type="string" office:string-value="" calcext:value-type="error">
            <text:p>#DIV/0!</text:p>
          </table:table-cell>
          <table:table-cell table:formula="of:=[.G60]-[Sheet1.G60]" office:value-type="float" office:value="0.0494681617785393" calcext:value-type="float">
            <text:p>0.0494681618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10*([.K61]-[Sheet1.K61])" office:value-type="float" office:value="0.209429720336447" calcext:value-type="float">
            <text:p>0.2094297203</text:p>
          </table:table-cell>
          <table:table-cell table:formula="of:=[.G61]-[Sheet1.G61]" office:value-type="float" office:value="0.0365318259091381" calcext:value-type="float">
            <text:p>0.0365318259</text:p>
          </table:table-cell>
          <table:table-cell table:formula="of:=[.O61]-[.N61]" office:value-type="float" office:value="-0.172897894427309" calcext:value-type="float">
            <text:p>-0.1728978944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10*([.K62]-[Sheet1.K62])" office:value-type="float" office:value="-0.169754786257643" calcext:value-type="float">
            <text:p>-0.1697547863</text:p>
          </table:table-cell>
          <table:table-cell table:formula="of:=[.G62]-[Sheet1.G62]" office:value-type="float" office:value="-0.0907844493493726" calcext:value-type="float">
            <text:p>-0.0907844493</text:p>
          </table:table-cell>
          <table:table-cell table:formula="of:=[.O62]-[.N62]" office:value-type="float" office:value="0.0789703369082703" calcext:value-type="float">
            <text:p>0.0789703369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10*([.K63]-[Sheet1.K63])" office:value-type="float" office:value="0.498512364832273" calcext:value-type="float">
            <text:p>0.4985123648</text:p>
          </table:table-cell>
          <table:table-cell table:formula="of:=[.G63]-[Sheet1.G63]" office:value-type="float" office:value="-0.0770893232612639" calcext:value-type="float">
            <text:p>-0.0770893233</text:p>
          </table:table-cell>
          <table:table-cell table:formula="of:=[.O63]-[.N63]" office:value-type="float" office:value="-0.575601688093537" calcext:value-type="float">
            <text:p>-0.5756016881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10*([.K64]-[Sheet1.K64])" office:value-type="float" office:value="0.153397172750083" calcext:value-type="float">
            <text:p>0.1533971728</text:p>
          </table:table-cell>
          <table:table-cell table:formula="of:=[.G64]-[Sheet1.G64]" office:value-type="float" office:value="-0.056272341409515" calcext:value-type="float">
            <text:p>-0.0562723414</text:p>
          </table:table-cell>
          <table:table-cell table:formula="of:=[.O64]-[.N64]" office:value-type="float" office:value="-0.209669514159598" calcext:value-type="float">
            <text:p>-0.2096695142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10*([.K65]-[Sheet1.K65])" office:value-type="float" office:value="0.638404769617814" calcext:value-type="float">
            <text:p>0.6384047696</text:p>
          </table:table-cell>
          <table:table-cell table:formula="of:=[.G65]-[Sheet1.G65]" office:value-type="float" office:value="0.00613978170173235" calcext:value-type="float">
            <text:p>0.0061397817</text:p>
          </table:table-cell>
          <table:table-cell table:formula="of:=[.O65]-[.N65]" office:value-type="float" office:value="-0.632264987916082" calcext:value-type="float">
            <text:p>-0.6322649879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10*([.K66]-[Sheet1.K66])" office:value-type="float" office:value="-0.0581437864607529" calcext:value-type="float">
            <text:p>-0.0581437865</text:p>
          </table:table-cell>
          <table:table-cell table:formula="of:=[.G66]-[Sheet1.G66]" office:value-type="float" office:value="0.0497784623163269" calcext:value-type="float">
            <text:p>0.0497784623</text:p>
          </table:table-cell>
          <table:table-cell table:formula="of:=[.O66]-[.N66]" office:value-type="float" office:value="0.10792224877708" calcext:value-type="float">
            <text:p>0.1079222488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10*([.K67]-[Sheet1.K67])" office:value-type="float" office:value="0.086928427748995" calcext:value-type="float">
            <text:p>0.0869284277</text:p>
          </table:table-cell>
          <table:table-cell table:formula="of:=[.G67]-[Sheet1.G67]" office:value-type="float" office:value="0.0757403571823221" calcext:value-type="float">
            <text:p>0.0757403572</text:p>
          </table:table-cell>
          <table:table-cell table:formula="of:=[.O67]-[.N67]" office:value-type="float" office:value="-0.0111880705666729" calcext:value-type="float">
            <text:p>-0.011188070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10*([.K68]-[Sheet1.K68])" office:value-type="float" office:value="0.0132089272393562" calcext:value-type="float">
            <text:p>0.0132089272</text:p>
          </table:table-cell>
          <table:table-cell table:formula="of:=[.G68]-[Sheet1.G68]" office:value-type="float" office:value="0.101457998411597" calcext:value-type="float">
            <text:p>0.1014579984</text:p>
          </table:table-cell>
          <table:table-cell table:formula="of:=[.O68]-[.N68]" office:value-type="float" office:value="0.0882490711722404" calcext:value-type="float">
            <text:p>0.0882490712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10*([.K69]-[Sheet1.K69])" office:value-type="float" office:value="0.380875156499264" calcext:value-type="float">
            <text:p>0.3808751565</text:p>
          </table:table-cell>
          <table:table-cell table:formula="of:=[.G69]-[Sheet1.G69]" office:value-type="float" office:value="0.0911818364858461" calcext:value-type="float">
            <text:p>0.0911818365</text:p>
          </table:table-cell>
          <table:table-cell table:formula="of:=[.O69]-[.N69]" office:value-type="float" office:value="-0.289693320013418" calcext:value-type="float">
            <text:p>-0.28969332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G70]-[Sheet1.G70]" office:value-type="float" office:value="1.43697756892138" calcext:value-type="float">
            <text:p>1.4369775689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G71]-[Sheet1.G71]" office:value-type="float" office:value="1.39074261481908" calcext:value-type="float">
            <text:p>1.39074261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9:22:23.647986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17T10:59:12.273822486</dc:date>
    <meta:editing-duration>PT16H50M36S</meta:editing-duration>
    <meta:editing-cycles>99</meta:editing-cycles>
    <meta:generator>LibreOffice/4.2.8.2$Linux_X86_64 LibreOffice_project/420m0$Build-2</meta:generator>
    <meta:document-statistic meta:table-count="2" meta:cell-count="17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0 1 3 2" chart:style-name="ch1">
        <chart:legend chart:legend-position="end" svg:x="30.115cm" svg:y="7.783cm" style:legend-expansion="high" chart:style-name="ch2"/>
        <chart:plot-area chart:style-name="ch3" table:cell-range-address="Sheet1.A4:Sheet1.A88 Sheet1.G4:Sheet1.G88 Sheet2.K4:Sheet2.K71 Sheet1.K4:Sheet1.K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K4:Sheet1.K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G4:Sheet1.G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NaN">
                <text:p>NaN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6.594cm" svg:y="4.571cm" style:legend-expansion="high" chart:style-name="ch2"/>
        <chart:plot-area chart:style-name="ch3" table:cell-range-address="Sheet2.M4:Sheet2.P69 Sheet2.N3:Sheet2.P3" chart:data-source-has-labels="row" svg:x="0.4cm" svg:y="0.214cm" svg:width="15.794cm" svg:height="10.308cm">
          <chartooo:coordinate-region svg:x="1.233cm" svg:y="0.413cm" svg:width="14.681cm" svg:height="9.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series chart:style-name="ch8" chart:values-cell-range-address="Sheet2.P4:Sheet2.P69" chart:label-cell-address="Sheet2.P3:Sheet2.P3" chart:class="chart:scatter">
            <chart:domain table:cell-range-address="Sheet2.M4:Sheet2.M71"/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0.127926124394949">
                <text:p>0.127926124394949</text:p>
                <draw:g>
                  <svg:desc>Sheet2.N4:Sheet2.N69</svg:desc>
                </draw:g>
              </table:table-cell>
              <table:table-cell office:value-type="float" office:value="0.0510200076358081">
                <text:p>0.0510200076358081</text:p>
                <draw:g>
                  <svg:desc>Sheet2.O4:Sheet2.O69</svg:desc>
                </draw:g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0769061167591412">
                <text:p>-0.0769061167591412</text:p>
                <draw:g>
                  <svg:desc>Sheet2.P4:Sheet2.P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0.314840519112378">
                <text:p>-0.314840519112378</text:p>
              </table:table-cell>
              <table:table-cell office:value-type="float" office:value="-0.164393184918881">
                <text:p>-0.164393184918881</text:p>
              </table:table-cell>
              <table:table-cell office:value-type="float" office:value="3">
                <text:p>3</text:p>
              </table:table-cell>
              <table:table-cell office:value-type="float" office:value="0.150447334193497">
                <text:p>0.150447334193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64266285029785">
                <text:p>0.064266285029785</text:p>
              </table:table-cell>
              <table:table-cell office:value-type="float" office:value="0.150193049708462">
                <text:p>0.150193049708462</text:p>
              </table:table-cell>
              <table:table-cell office:value-type="float" office:value="6">
                <text:p>6</text:p>
              </table:table-cell>
              <table:table-cell office:value-type="float" office:value="0.0859267646786773">
                <text:p>0.0859267646786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746833984003632">
                <text:p>0.746833984003632</text:p>
              </table:table-cell>
              <table:table-cell office:value-type="float" office:value="0.402633940363307">
                <text:p>0.402633940363307</text:p>
              </table:table-cell>
              <table:table-cell office:value-type="float" office:value="9">
                <text:p>9</text:p>
              </table:table-cell>
              <table:table-cell office:value-type="float" office:value="-0.344200043640325">
                <text:p>-0.344200043640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41153335552524">
                <text:p>0.41153335552524</text:p>
              </table:table-cell>
              <table:table-cell office:value-type="float" office:value="0.267006872787463">
                <text:p>0.267006872787463</text:p>
              </table:table-cell>
              <table:table-cell office:value-type="float" office:value="12">
                <text:p>12</text:p>
              </table:table-cell>
              <table:table-cell office:value-type="float" office:value="-0.144526482737776">
                <text:p>-0.144526482737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11841471439447">
                <text:p>1.11841471439447</text:p>
              </table:table-cell>
              <table:table-cell office:value-type="float" office:value="0.220305938699922">
                <text:p>0.220305938699922</text:p>
              </table:table-cell>
              <table:table-cell office:value-type="float" office:value="15">
                <text:p>15</text:p>
              </table:table-cell>
              <table:table-cell office:value-type="float" office:value="-0.898108775694552">
                <text:p>-0.898108775694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362474627387615">
                <text:p>0.362474627387615</text:p>
              </table:table-cell>
              <table:table-cell office:value-type="float" office:value="0.179708215625508">
                <text:p>0.179708215625508</text:p>
              </table:table-cell>
              <table:table-cell office:value-type="float" office:value="18">
                <text:p>18</text:p>
              </table:table-cell>
              <table:table-cell office:value-type="float" office:value="-0.182766411762106">
                <text:p>-0.182766411762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344768330525561">
                <text:p>0.344768330525561</text:p>
              </table:table-cell>
              <table:table-cell office:value-type="float" office:value="0.282980803763033">
                <text:p>0.282980803763033</text:p>
              </table:table-cell>
              <table:table-cell office:value-type="float" office:value="21">
                <text:p>21</text:p>
              </table:table-cell>
              <table:table-cell office:value-type="float" office:value="-0.0617875267625279">
                <text:p>-0.061787526762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.670376852170229">
                <text:p>0.670376852170229</text:p>
              </table:table-cell>
              <table:table-cell office:value-type="float" office:value="0.431139727111056">
                <text:p>0.431139727111056</text:p>
              </table:table-cell>
              <table:table-cell office:value-type="float" office:value="24">
                <text:p>24</text:p>
              </table:table-cell>
              <table:table-cell office:value-type="float" office:value="-0.239237125059172">
                <text:p>-0.239237125059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.470356392445973">
                <text:p>0.470356392445973</text:p>
              </table:table-cell>
              <table:table-cell office:value-type="float" office:value="0.266267264247544">
                <text:p>0.266267264247544</text:p>
              </table:table-cell>
              <table:table-cell office:value-type="float" office:value="27">
                <text:p>27</text:p>
              </table:table-cell>
              <table:table-cell office:value-type="float" office:value="-0.204089128198429">
                <text:p>-0.204089128198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0.778886103752664">
                <text:p>-0.778886103752664</text:p>
              </table:table-cell>
              <table:table-cell office:value-type="float" office:value="0.106676712454263">
                <text:p>0.106676712454263</text:p>
              </table:table-cell>
              <table:table-cell office:value-type="float" office:value="30">
                <text:p>30</text:p>
              </table:table-cell>
              <table:table-cell office:value-type="float" office:value="0.885562816206927">
                <text:p>0.885562816206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0.956907626923425">
                <text:p>0.956907626923425</text:p>
              </table:table-cell>
              <table:table-cell office:value-type="float" office:value="0.0156569422469102">
                <text:p>0.0156569422469102</text:p>
              </table:table-cell>
              <table:table-cell office:value-type="float" office:value="33">
                <text:p>33</text:p>
              </table:table-cell>
              <table:table-cell office:value-type="float" office:value="-0.941250684676515">
                <text:p>-0.941250684676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0.113380841800637">
                <text:p>-0.113380841800637</text:p>
              </table:table-cell>
              <table:table-cell office:value-type="float" office:value="-0.264243979236044">
                <text:p>-0.264243979236044</text:p>
              </table:table-cell>
              <table:table-cell office:value-type="float" office:value="36">
                <text:p>36</text:p>
              </table:table-cell>
              <table:table-cell office:value-type="float" office:value="-0.150863137435406">
                <text:p>-0.150863137435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993637196365728">
                <text:p>0.993637196365728</text:p>
              </table:table-cell>
              <table:table-cell office:value-type="float" office:value="-0.362074524328364">
                <text:p>-0.362074524328364</text:p>
              </table:table-cell>
              <table:table-cell office:value-type="float" office:value="39">
                <text:p>39</text:p>
              </table:table-cell>
              <table:table-cell office:value-type="float" office:value="-1.35571172069409">
                <text:p>-1.35571172069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388859470438507">
                <text:p>-0.0388859470438507</text:p>
              </table:table-cell>
              <table:table-cell office:value-type="float" office:value="-0.0454805646532499">
                <text:p>-0.0454805646532499</text:p>
              </table:table-cell>
              <table:table-cell office:value-type="float" office:value="42">
                <text:p>42</text:p>
              </table:table-cell>
              <table:table-cell office:value-type="float" office:value="-0.00659461760939917">
                <text:p>-0.00659461760939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20157562381677">
                <text:p>1.20157562381677</text:p>
              </table:table-cell>
              <table:table-cell office:value-type="float" office:value="0.0546091301004501">
                <text:p>0.0546091301004501</text:p>
              </table:table-cell>
              <table:table-cell office:value-type="float" office:value="45">
                <text:p>45</text:p>
              </table:table-cell>
              <table:table-cell office:value-type="float" office:value="-1.14696649371632">
                <text:p>-1.14696649371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-0.116238913985207">
                <text:p>-0.116238913985207</text:p>
              </table:table-cell>
              <table:table-cell office:value-type="float" office:value="0.0852223780760406">
                <text:p>0.0852223780760406</text:p>
              </table:table-cell>
              <table:table-cell office:value-type="float" office:value="48">
                <text:p>48</text:p>
              </table:table-cell>
              <table:table-cell office:value-type="float" office:value="0.201461292061248">
                <text:p>0.201461292061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0.283212526371069">
                <text:p>0.283212526371069</text:p>
              </table:table-cell>
              <table:table-cell office:value-type="float" office:value="0.0576769145990597">
                <text:p>0.0576769145990597</text:p>
              </table:table-cell>
              <table:table-cell office:value-type="float" office:value="51">
                <text:p>51</text:p>
              </table:table-cell>
              <table:table-cell office:value-type="float" office:value="-0.22553561177201">
                <text:p>-0.22553561177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0.365675532758482">
                <text:p>0.365675532758482</text:p>
              </table:table-cell>
              <table:table-cell office:value-type="float" office:value="0.0666360131018338">
                <text:p>0.0666360131018338</text:p>
              </table:table-cell>
              <table:table-cell office:value-type="float" office:value="54">
                <text:p>54</text:p>
              </table:table-cell>
              <table:table-cell office:value-type="float" office:value="-0.299039519656648">
                <text:p>-0.299039519656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0.266375581384174">
                <text:p>0.266375581384174</text:p>
              </table:table-cell>
              <table:table-cell office:value-type="float" office:value="0.168947229086372">
                <text:p>0.168947229086372</text:p>
              </table:table-cell>
              <table:table-cell office:value-type="float" office:value="57">
                <text:p>57</text:p>
              </table:table-cell>
              <table:table-cell office:value-type="float" office:value="-0.0974283522978024">
                <text:p>-0.0974283522978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589909591045884">
                <text:p>0.589909591045884</text:p>
              </table:table-cell>
              <table:table-cell office:value-type="float" office:value="0.332854085340726">
                <text:p>0.332854085340726</text:p>
              </table:table-cell>
              <table:table-cell office:value-type="float" office:value="60">
                <text:p>60</text:p>
              </table:table-cell>
              <table:table-cell office:value-type="float" office:value="-0.257055505705158">
                <text:p>-0.257055505705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0.960084240340434">
                <text:p>0.960084240340434</text:p>
              </table:table-cell>
              <table:table-cell office:value-type="float" office:value="0.413104666433189">
                <text:p>0.413104666433189</text:p>
              </table:table-cell>
              <table:table-cell office:value-type="float" office:value="63">
                <text:p>63</text:p>
              </table:table-cell>
              <table:table-cell office:value-type="float" office:value="-0.546979573907246">
                <text:p>-0.546979573907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0.781238481257453">
                <text:p>0.781238481257453</text:p>
              </table:table-cell>
              <table:table-cell office:value-type="float" office:value="0.221728054130944">
                <text:p>0.221728054130944</text:p>
              </table:table-cell>
              <table:table-cell office:value-type="float" office:value="66">
                <text:p>66</text:p>
              </table:table-cell>
              <table:table-cell office:value-type="float" office:value="-0.559510427126509">
                <text:p>-0.559510427126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0.847049659652771">
                <text:p>0.847049659652771</text:p>
              </table:table-cell>
              <table:table-cell office:value-type="float" office:value="0.268970042146277">
                <text:p>0.268970042146277</text:p>
              </table:table-cell>
              <table:table-cell office:value-type="float" office:value="69">
                <text:p>69</text:p>
              </table:table-cell>
              <table:table-cell office:value-type="float" office:value="-0.578079617506494">
                <text:p>-0.578079617506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0.664701862901763">
                <text:p>0.664701862901763</text:p>
              </table:table-cell>
              <table:table-cell office:value-type="float" office:value="0.170649040047073">
                <text:p>0.170649040047073</text:p>
              </table:table-cell>
              <table:table-cell office:value-type="float" office:value="72">
                <text:p>72</text:p>
              </table:table-cell>
              <table:table-cell office:value-type="float" office:value="-0.49405282285469">
                <text:p>-0.49405282285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0.629260894323123">
                <text:p>0.629260894323123</text:p>
              </table:table-cell>
              <table:table-cell office:value-type="float" office:value="0.0183605709388031">
                <text:p>0.0183605709388031</text:p>
              </table:table-cell>
              <table:table-cell office:value-type="float" office:value="75">
                <text:p>75</text:p>
              </table:table-cell>
              <table:table-cell office:value-type="float" office:value="-0.61090032338432">
                <text:p>-0.61090032338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0.338242140997738">
                <text:p>0.338242140997738</text:p>
              </table:table-cell>
              <table:table-cell office:value-type="float" office:value="0.079157801495481">
                <text:p>0.079157801495481</text:p>
              </table:table-cell>
              <table:table-cell office:value-type="float" office:value="78">
                <text:p>78</text:p>
              </table:table-cell>
              <table:table-cell office:value-type="float" office:value="-0.259084339502257">
                <text:p>-0.259084339502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0.312770453164865">
                <text:p>0.312770453164865</text:p>
              </table:table-cell>
              <table:table-cell office:value-type="float" office:value="-0.000821268696980404">
                <text:p>-0.000821268696980404</text:p>
              </table:table-cell>
              <table:table-cell office:value-type="float" office:value="81">
                <text:p>81</text:p>
              </table:table-cell>
              <table:table-cell office:value-type="float" office:value="-0.313591721861845">
                <text:p>-0.3135917218618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0.222835668120732">
                <text:p>0.222835668120732</text:p>
              </table:table-cell>
              <table:table-cell office:value-type="float" office:value="0.133799153693385">
                <text:p>0.133799153693385</text:p>
              </table:table-cell>
              <table:table-cell office:value-type="float" office:value="84">
                <text:p>84</text:p>
              </table:table-cell>
              <table:table-cell office:value-type="float" office:value="-0.0890365144273476">
                <text:p>-0.0890365144273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0.286901495071399">
                <text:p>0.286901495071399</text:p>
              </table:table-cell>
              <table:table-cell office:value-type="float" office:value="0.0418418747110088">
                <text:p>0.0418418747110088</text:p>
              </table:table-cell>
              <table:table-cell office:value-type="float" office:value="87">
                <text:p>87</text:p>
              </table:table-cell>
              <table:table-cell office:value-type="float" office:value="-0.245059620360391">
                <text:p>-0.245059620360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.460853492444955">
                <text:p>0.460853492444955</text:p>
              </table:table-cell>
              <table:table-cell office:value-type="float" office:value="-0.00835204809770129">
                <text:p>-0.00835204809770129</text:p>
              </table:table-cell>
              <table:table-cell office:value-type="float" office:value="90">
                <text:p>90</text:p>
              </table:table-cell>
              <table:table-cell office:value-type="float" office:value="-0.469205540542656">
                <text:p>-0.469205540542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0.136922157557379">
                <text:p>0.136922157557379</text:p>
              </table:table-cell>
              <table:table-cell office:value-type="float" office:value="0.129986535874266">
                <text:p>0.129986535874266</text:p>
              </table:table-cell>
              <table:table-cell office:value-type="float" office:value="93">
                <text:p>93</text:p>
              </table:table-cell>
              <table:table-cell office:value-type="float" office:value="-0.00693562168311232">
                <text:p>-0.00693562168311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0.265375474760052">
                <text:p>0.265375474760052</text:p>
              </table:table-cell>
              <table:table-cell office:value-type="float" office:value="0.0955426993869139">
                <text:p>0.0955426993869139</text:p>
              </table:table-cell>
              <table:table-cell office:value-type="float" office:value="96">
                <text:p>96</text:p>
              </table:table-cell>
              <table:table-cell office:value-type="float" office:value="-0.169832775373138">
                <text:p>-0.169832775373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0.422713892914196">
                <text:p>0.422713892914196</text:p>
              </table:table-cell>
              <table:table-cell office:value-type="float" office:value="0.177097260908363">
                <text:p>0.177097260908363</text:p>
              </table:table-cell>
              <table:table-cell office:value-type="float" office:value="99">
                <text:p>99</text:p>
              </table:table-cell>
              <table:table-cell office:value-type="float" office:value="-0.245616632005834">
                <text:p>-0.245616632005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0.49423943922327">
                <text:p>0.49423943922327</text:p>
              </table:table-cell>
              <table:table-cell office:value-type="float" office:value="0.112974532810501">
                <text:p>0.112974532810501</text:p>
              </table:table-cell>
              <table:table-cell office:value-type="float" office:value="102">
                <text:p>102</text:p>
              </table:table-cell>
              <table:table-cell office:value-type="float" office:value="-0.381264906412769">
                <text:p>-0.381264906412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-0.0103948665239523">
                <text:p>-0.0103948665239523</text:p>
              </table:table-cell>
              <table:table-cell office:value-type="float" office:value="0.050064818935071">
                <text:p>0.050064818935071</text:p>
              </table:table-cell>
              <table:table-cell office:value-type="float" office:value="105">
                <text:p>105</text:p>
              </table:table-cell>
              <table:table-cell office:value-type="float" office:value="0.0604596854590232">
                <text:p>0.0604596854590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0.35502575446875">
                <text:p>0.35502575446875</text:p>
              </table:table-cell>
              <table:table-cell office:value-type="float" office:value="0.101474974290845">
                <text:p>0.101474974290845</text:p>
              </table:table-cell>
              <table:table-cell office:value-type="float" office:value="108">
                <text:p>108</text:p>
              </table:table-cell>
              <table:table-cell office:value-type="float" office:value="-0.253550780177905">
                <text:p>-0.253550780177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0869954695750459">
                <text:p>0.0869954695750459</text:p>
              </table:table-cell>
              <table:table-cell office:value-type="float" office:value="-0.0597923027923024">
                <text:p>-0.0597923027923024</text:p>
              </table:table-cell>
              <table:table-cell office:value-type="float" office:value="111">
                <text:p>111</text:p>
              </table:table-cell>
              <table:table-cell office:value-type="float" office:value="-0.146787772367348">
                <text:p>-0.1467877723673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0.392978362371061">
                <text:p>0.392978362371061</text:p>
              </table:table-cell>
              <table:table-cell office:value-type="float" office:value="-0.0042888045920717">
                <text:p>-0.0042888045920717</text:p>
              </table:table-cell>
              <table:table-cell office:value-type="float" office:value="114">
                <text:p>114</text:p>
              </table:table-cell>
              <table:table-cell office:value-type="float" office:value="-0.397267166963133">
                <text:p>-0.397267166963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0.309088188412789">
                <text:p>0.309088188412789</text:p>
              </table:table-cell>
              <table:table-cell office:value-type="float" office:value="0.0692843231696496">
                <text:p>0.0692843231696496</text:p>
              </table:table-cell>
              <table:table-cell office:value-type="float" office:value="117">
                <text:p>117</text:p>
              </table:table-cell>
              <table:table-cell office:value-type="float" office:value="-0.23980386524314">
                <text:p>-0.23980386524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0.146183630596482">
                <text:p>0.146183630596482</text:p>
              </table:table-cell>
              <table:table-cell office:value-type="float" office:value="0.127724518851934">
                <text:p>0.127724518851934</text:p>
              </table:table-cell>
              <table:table-cell office:value-type="float" office:value="120">
                <text:p>120</text:p>
              </table:table-cell>
              <table:table-cell office:value-type="float" office:value="-0.0184591117445478">
                <text:p>-0.0184591117445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0.131582226489628">
                <text:p>0.131582226489628</text:p>
              </table:table-cell>
              <table:table-cell office:value-type="float" office:value="0.140695612237188">
                <text:p>0.140695612237188</text:p>
              </table:table-cell>
              <table:table-cell office:value-type="float" office:value="123">
                <text:p>123</text:p>
              </table:table-cell>
              <table:table-cell office:value-type="float" office:value="0.00911338574756032">
                <text:p>0.00911338574756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0.442182351158439">
                <text:p>0.442182351158439</text:p>
              </table:table-cell>
              <table:table-cell office:value-type="float" office:value="0.0228849052100346">
                <text:p>0.0228849052100346</text:p>
              </table:table-cell>
              <table:table-cell office:value-type="float" office:value="126">
                <text:p>126</text:p>
              </table:table-cell>
              <table:table-cell office:value-type="float" office:value="-0.419297445948405">
                <text:p>-0.419297445948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0.368097522335507">
                <text:p>0.368097522335507</text:p>
              </table:table-cell>
              <table:table-cell office:value-type="float" office:value="-0.0497769713271734">
                <text:p>-0.0497769713271734</text:p>
              </table:table-cell>
              <table:table-cell office:value-type="float" office:value="129">
                <text:p>129</text:p>
              </table:table-cell>
              <table:table-cell office:value-type="float" office:value="-0.41787449366268">
                <text:p>-0.41787449366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0.0724131771469862">
                <text:p>0.0724131771469862</text:p>
              </table:table-cell>
              <table:table-cell office:value-type="float" office:value="-0.114559870753135">
                <text:p>-0.114559870753135</text:p>
              </table:table-cell>
              <table:table-cell office:value-type="float" office:value="132">
                <text:p>132</text:p>
              </table:table-cell>
              <table:table-cell office:value-type="float" office:value="-0.186973047900121">
                <text:p>-0.186973047900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0.365799944873587">
                <text:p>0.365799944873587</text:p>
              </table:table-cell>
              <table:table-cell office:value-type="float" office:value="0.167982403821784">
                <text:p>0.167982403821784</text:p>
              </table:table-cell>
              <table:table-cell office:value-type="float" office:value="135">
                <text:p>135</text:p>
              </table:table-cell>
              <table:table-cell office:value-type="float" office:value="-0.197817541051803">
                <text:p>-0.197817541051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123900401300846">
                <text:p>0.123900401300846</text:p>
              </table:table-cell>
              <table:table-cell office:value-type="float" office:value="0.239244596409414">
                <text:p>0.239244596409414</text:p>
              </table:table-cell>
              <table:table-cell office:value-type="float" office:value="138">
                <text:p>138</text:p>
              </table:table-cell>
              <table:table-cell office:value-type="float" office:value="0.115344195108568">
                <text:p>0.115344195108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0.132215848356996">
                <text:p>0.132215848356996</text:p>
              </table:table-cell>
              <table:table-cell office:value-type="float" office:value="-0.0313969084801804">
                <text:p>-0.0313969084801804</text:p>
              </table:table-cell>
              <table:table-cell office:value-type="float" office:value="141">
                <text:p>141</text:p>
              </table:table-cell>
              <table:table-cell office:value-type="float" office:value="-0.163612756837176">
                <text:p>-0.163612756837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-0.0571693367763118">
                <text:p>-0.0571693367763118</text:p>
              </table:table-cell>
              <table:table-cell office:value-type="float" office:value="-0.0336728450028008">
                <text:p>-0.0336728450028008</text:p>
              </table:table-cell>
              <table:table-cell office:value-type="float" office:value="144">
                <text:p>144</text:p>
              </table:table-cell>
              <table:table-cell office:value-type="float" office:value="0.023496491773511">
                <text:p>0.023496491773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0.149627744459353">
                <text:p>0.149627744459353</text:p>
              </table:table-cell>
              <table:table-cell office:value-type="float" office:value="-0.0779742452595149">
                <text:p>-0.0779742452595149</text:p>
              </table:table-cell>
              <table:table-cell office:value-type="float" office:value="147">
                <text:p>147</text:p>
              </table:table-cell>
              <table:table-cell office:value-type="float" office:value="-0.227601989718868">
                <text:p>-0.227601989718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0.443038755874164">
                <text:p>0.443038755874164</text:p>
              </table:table-cell>
              <table:table-cell office:value-type="float" office:value="0.0729818412187611">
                <text:p>0.0729818412187611</text:p>
              </table:table-cell>
              <table:table-cell office:value-type="float" office:value="150">
                <text:p>150</text:p>
              </table:table-cell>
              <table:table-cell office:value-type="float" office:value="-0.370056914655403">
                <text:p>-0.370056914655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0.223671122097964">
                <text:p>0.223671122097964</text:p>
              </table:table-cell>
              <table:table-cell office:value-type="float" office:value="0.0730521902257781">
                <text:p>0.0730521902257781</text:p>
              </table:table-cell>
              <table:table-cell office:value-type="float" office:value="153">
                <text:p>153</text:p>
              </table:table-cell>
              <table:table-cell office:value-type="float" office:value="-0.150618931872186">
                <text:p>-0.150618931872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0.201070590981939">
                <text:p>0.201070590981939</text:p>
              </table:table-cell>
              <table:table-cell office:value-type="float" office:value="-0.0543071095695749">
                <text:p>-0.0543071095695749</text:p>
              </table:table-cell>
              <table:table-cell office:value-type="float" office:value="156">
                <text:p>156</text:p>
              </table:table-cell>
              <table:table-cell office:value-type="float" office:value="-0.255377700551514">
                <text:p>-0.2553777005515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-0.0421388855465929">
                <text:p>-0.0421388855465929</text:p>
              </table:table-cell>
              <table:table-cell office:value-type="float" office:value="-0.0230291961860862">
                <text:p>-0.0230291961860862</text:p>
              </table:table-cell>
              <table:table-cell office:value-type="float" office:value="159">
                <text:p>159</text:p>
              </table:table-cell>
              <table:table-cell office:value-type="float" office:value="0.0191096893605067">
                <text:p>0.01910968936050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0.268258312889839">
                <text:p>0.268258312889839</text:p>
              </table:table-cell>
              <table:table-cell office:value-type="float" office:value="-0.0418796035816498">
                <text:p>-0.0418796035816498</text:p>
              </table:table-cell>
              <table:table-cell office:value-type="float" office:value="162">
                <text:p>162</text:p>
              </table:table-cell>
              <table:table-cell office:value-type="float" office:value="-0.310137916471489">
                <text:p>-0.310137916471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0.353928957641796">
                <text:p>0.353928957641796</text:p>
              </table:table-cell>
              <table:table-cell office:value-type="float" office:value="-0.0353681495838609">
                <text:p>-0.0353681495838609</text:p>
              </table:table-cell>
              <table:table-cell office:value-type="float" office:value="165">
                <text:p>165</text:p>
              </table:table-cell>
              <table:table-cell office:value-type="float" office:value="-0.389297107225657">
                <text:p>-0.389297107225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0.0494681617785393">
                <text:p>0.0494681617785393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0.209429720336447">
                <text:p>0.209429720336447</text:p>
              </table:table-cell>
              <table:table-cell office:value-type="float" office:value="0.0365318259091381">
                <text:p>0.0365318259091381</text:p>
              </table:table-cell>
              <table:table-cell office:value-type="float" office:value="171">
                <text:p>171</text:p>
              </table:table-cell>
              <table:table-cell office:value-type="float" office:value="-0.172897894427309">
                <text:p>-0.172897894427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-0.169754786257643">
                <text:p>-0.169754786257643</text:p>
              </table:table-cell>
              <table:table-cell office:value-type="float" office:value="-0.0907844493493726">
                <text:p>-0.0907844493493726</text:p>
              </table:table-cell>
              <table:table-cell office:value-type="float" office:value="174">
                <text:p>174</text:p>
              </table:table-cell>
              <table:table-cell office:value-type="float" office:value="0.0789703369082703">
                <text:p>0.0789703369082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0.498512364832273">
                <text:p>0.498512364832273</text:p>
              </table:table-cell>
              <table:table-cell office:value-type="float" office:value="-0.0770893232612639">
                <text:p>-0.0770893232612639</text:p>
              </table:table-cell>
              <table:table-cell office:value-type="float" office:value="177">
                <text:p>177</text:p>
              </table:table-cell>
              <table:table-cell office:value-type="float" office:value="-0.575601688093537">
                <text:p>-0.5756016880935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0.153397172750083">
                <text:p>0.153397172750083</text:p>
              </table:table-cell>
              <table:table-cell office:value-type="float" office:value="-0.056272341409515">
                <text:p>-0.056272341409515</text:p>
              </table:table-cell>
              <table:table-cell office:value-type="float" office:value="180">
                <text:p>180</text:p>
              </table:table-cell>
              <table:table-cell office:value-type="float" office:value="-0.209669514159598">
                <text:p>-0.209669514159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0.638404769617814">
                <text:p>0.638404769617814</text:p>
              </table:table-cell>
              <table:table-cell office:value-type="float" office:value="0.00613978170173235">
                <text:p>0.00613978170173235</text:p>
              </table:table-cell>
              <table:table-cell office:value-type="float" office:value="183">
                <text:p>183</text:p>
              </table:table-cell>
              <table:table-cell office:value-type="float" office:value="-0.632264987916082">
                <text:p>-0.632264987916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-0.0581437864607529">
                <text:p>-0.0581437864607529</text:p>
              </table:table-cell>
              <table:table-cell office:value-type="float" office:value="0.0497784623163269">
                <text:p>0.0497784623163269</text:p>
              </table:table-cell>
              <table:table-cell office:value-type="float" office:value="186">
                <text:p>186</text:p>
              </table:table-cell>
              <table:table-cell office:value-type="float" office:value="0.10792224877708">
                <text:p>0.10792224877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0.086928427748995">
                <text:p>0.086928427748995</text:p>
              </table:table-cell>
              <table:table-cell office:value-type="float" office:value="0.0757403571823221">
                <text:p>0.0757403571823221</text:p>
              </table:table-cell>
              <table:table-cell office:value-type="float" office:value="189">
                <text:p>189</text:p>
              </table:table-cell>
              <table:table-cell office:value-type="float" office:value="-0.0111880705666729">
                <text:p>-0.0111880705666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0132089272393562">
                <text:p>0.0132089272393562</text:p>
              </table:table-cell>
              <table:table-cell office:value-type="float" office:value="0.101457998411597">
                <text:p>0.101457998411597</text:p>
              </table:table-cell>
              <table:table-cell office:value-type="float" office:value="192">
                <text:p>192</text:p>
              </table:table-cell>
              <table:table-cell office:value-type="float" office:value="0.0882490711722404">
                <text:p>0.0882490711722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0.380875156499264">
                <text:p>0.380875156499264</text:p>
              </table:table-cell>
              <table:table-cell office:value-type="float" office:value="0.0911818364858461">
                <text:p>0.0911818364858461</text:p>
              </table:table-cell>
              <table:table-cell office:value-type="float" office:value="195">
                <text:p>195</text:p>
              </table:table-cell>
              <table:table-cell office:value-type="float" office:value="-0.289693320013418">
                <text:p>-0.28969332001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